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Normale" style:family="paragraph">
      <style:text-properties fo:language="en" fo:country="US"/>
    </style:style>
    <style:style style:name="P5" style:parent-style-name="Normale" style:family="paragraph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Normale" style:family="paragraph">
      <style:text-properties fo:font-weight="bold" style:font-weight-asian="bold" style:font-weight-complex="bold"/>
    </style:style>
    <style:style style:name="P11" style:parent-style-name="Normale" style:family="paragraph">
      <style:text-properties fo:font-weight="bold" style:font-weight-asian="bold" style:font-weight-complex="bold"/>
    </style:style>
    <style:style style:name="P12" style:parent-style-name="Normale" style:family="paragraph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Normale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uestions<text:s/></text:p>
      <text:p text:style-name="Normale"><text:span text:style-name="T2">1) Cosa si intende per database?</text:span><text:s/></text:p>
      <text:p text:style-name="Normale">Il database è un archivio dati e può essere un:</text:p>
      <text:p text:style-name="Normale">insieme di tabelle</text:p>
      <text:p text:style-name="Normale">relazioni</text:p>
      <text:p text:style-name="Normale">insieme di dati organizzato in maniera coerente e logica</text:p>
      <text:p text:style-name="Normale"/>
      <text:p text:style-name="Normale"/>
      <text:p text:style-name="Normale"><text:span text:style-name="T3">2) Cos’è un DBMS?</text:span><text:s/></text:p>
      <text:p text:style-name="Normale">Software che consente di gestire i database e manipolare i dati:</text:p>
      <text:p text:style-name="P4">CRUD: create, read, update, delete</text:p>
      <text:p text:style-name="Normale">-DDL: data definition language</text:p>
      <text:p text:style-name="Normale">-DCL: data control language</text:p>
      <text:p text:style-name="P5">3) Indica le principali clausole di uno statement SELECT in ordine di esecuzione logica. Descrivi per ciascuna delle clausole indicate la logica di funzionamento.</text:p>
      <text:p text:style-name="Normale"><text:span text:style-name="T6">-</text:span>FROM:<text:span text:style-name="T7"><text:s/></text:span>possiamo includere una sola tabella (Join, query innestata, UNION, view), seleziona l’origine dei dati</text:p>
      <text:p text:style-name="Normale">-WHERE: filtra, dà le condizioni di ricerca</text:p>
      <text:p text:style-name="Normale">-GROUP BY: permette di fare raggruppamenti, creare categorie, consente aggregazioni</text:p>
      <text:p text:style-name="Normale">-HAVING: filtra sulla group by, consente di filtrare i gruppi e le categorie restituite dalla group by</text:p>
      <text:p text:style-name="Normale">-SELECT: prende colonne, esegue operazioni su colonne, costanti, query innestate</text:p>
      <text:p text:style-name="Normale">-ORDER BY: consente di fare<text:s/>ordinamenti</text:p>
      <text:p text:style-name="P8"><text:s/>4) Descrivi, immaginando uno scenario a te familiare, il concetto di group by. Utilizza l’approccio che ritieni più efficiente per trasmettere il concetto (suggerimento: disegna anche una sola tabella in Excel o in word con poche colonne e pochi record e descrivi, basandosi sulla tabella stessa, un esempio di group by).</text:p>
      <text:p text:style-name="Normale">contiamo il numero di record per anno. Quante transazioni ci sono per ciascun anno?</text:p>
      <text:p text:style-name="Normale">Aggregazioni per ogni combinazione univoca della group list</text:p>
      <text:p text:style-name="Normale"><text:span text:style-name="T9"><text:s/>5) Descrivi la differenza tra uno schema OLTP e uno schema OLAP</text:span>.</text:p>
      <text:p text:style-name="Normale">OLTP= online transactional processing: manipolazione ed<text:s/>elaborazione del dato, gestione delle operazioni e transazioni quotidiane (CRUD). Ha una struttura normalizzata, l’obiettivo è garantire l’ integrità e la consistenza e la minima ridondanza.</text:p>
      <text:p text:style-name="Normale">OLAP: online analytical processing: analisi dei dati a supporto del report e visualizzazioni. A valle dell’ETL (estrazione, trasformazione e caricamento)</text:p>
      <text:p text:style-name="P10"><text:s/>6) Dato un medesimo scenario di analisi, qual è la differenza in termini di risultato ottenibile tra una join e una subquery?<text:s/></text:p>
      <text:soft-page-break/>
      <text:p text:style-name="Normale">-Potrebbe essere più onerosa<text:s/>in termini di risorse computazionali</text:p>
      <text:p text:style-name="P11">7) Cosa si intende per DML e DDL?<text:s/></text:p>
      <text:p text:style-name="Normale">Data Manipulation language /Data definition language</text:p>
      <text:p text:style-name="P12">8) Quali istruzioni possono utilizzare per estrarre l’anno da un campo data? Proponi degli esempi.</text:p>
      <text:p text:style-name="Normale">YEAR</text:p>
      <text:p text:style-name="Normale"><text:span text:style-name="T13">9) Qual è la differenza tra gli operatori logici AND e OR?</text:span></text:p>
      <text:p text:style-name="Normale">AND: entrambe vere</text:p>
      <text:p text:style-name="Normale">OR: almeno una condizione delle due deve essere vera</text:p>
      <text:p text:style-name="Normale"><text:span text:style-name="T14"><text:s/>10) È possibile innestare una query nella clausola SELECT?</text:span></text:p>
      <text:p text:style-name="Normale">Si</text:p>
      <text:p text:style-name="Normale"><text:s/><text:span text:style-name="T15">11) Qual è la differenza tra l’operatore logico OR e l’operatore logico IN?</text:span><text:s/></text:p>
      <text:p text:style-name="Normale">IN opera su una lista di operazioni, or almeno una condizione deve essere vera</text:p>
      <text:p text:style-name="P16">12) L’operatore logico BETWEEN include anche gli estremi del range specificato? <text:s text:c="4"/></text:p>
      <text:p text:style-name="Normale">Sì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sa Wang</meta:initial-creator>
    <dc:creator>Elisa Wang</dc:creator>
    <meta:creation-date>2024-10-26T05:50:00Z</meta:creation-date>
    <dc:date>2024-10-26T06:25:00Z</dc:date>
    <meta:template xlink:href="Normal" xlink:type="simple"/>
    <meta:editing-cycles>1</meta:editing-cycles>
    <meta:editing-duration>PT0S</meta:editing-duration>
    <meta:document-statistic meta:page-count="2" meta:paragraph-count="5" meta:word-count="409" meta:character-count="2740" meta:row-count="19" meta:non-whitespace-character-count="2336"/>
  </office:meta>
</office:document-meta>
</file>